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2e840" officeooo:paragraph-rsid="001e8af0"/>
    </style:style>
    <style:style style:name="P2" style:family="paragraph" style:parent-style-name="Text_20_body">
      <style:text-properties officeooo:paragraph-rsid="001e8af0"/>
    </style:style>
    <style:style style:name="T1" style:family="text">
      <style:text-properties officeooo:rsid="001e8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5. La vida es inevitable</text:h>
      <text:p text:style-name="Text_20_body">La vida no es un accidente.<text:line-break/>Es una consecuencia natural de las leyes que gobiernan el comportamiento de la materia: la física.</text:p>
      <text:p text:style-name="Text_20_body">Todo comienza con el hidrógeno.<text:line-break/>El átomo más simple, más abundante, el primero.<text:line-break/>Una gran cantidad de hidrógeno forma una nube de gas.<text:line-break/>Los átomos se atraen entre sí por una fuerza que llamamos <text:span text:style-name="Strong_20_Emphasis">gravedad</text:span>.<text:line-break/>Y esta gravedad se suma, átomo a átomo, creciendo con la masa de la nube.</text:p>
      <text:p text:style-name="Text_20_body">A medida que la masa aumenta, también lo hace el peso.<text:line-break/>El peso de los átomos comprime el centro de la nube:<text:line-break/>los átomos se compactan, la forma se vuelve esférica, la presión crece,<text:line-break/>y con ella, la temperatura.</text:p>
      <text:p text:style-name="Text_20_body">Cuando la presión es lo bastante alta,<text:line-break/>los átomos de hidrógeno se fusionan.<text:line-break/>Y así nace una estrella.</text:p>
      <text:p text:style-name="Text_20_body">Dentro de esas estrellas, el hidrógeno se transforma,<text:line-break/>creando todos los elementos del universo.<text:line-break/>Entre ellos: carbono, oxígeno, nitrógeno…<text:line-break/>los ingredientes esenciales para la vida.</text:p>
      <text:p text:style-name="Text_20_body">Cuando las estrellas mueren, explotan.<text:line-break/>Y sus restos —ricos en estos elementos— son lanzados al espacio.<text:line-break/>De esa materia surgen nuevas nubes, nuevos planetas.<text:line-break/>Algunos tendrán océanos, atmósferas, equilibrio.</text:p>
      <text:p text:style-name="Text_20_body">Y si las condiciones son adecuadas,<text:line-break/>la vida comenzará.</text:p>
      <text:p text:style-name="Text_20_body">No como una excepción,<text:line-break/>sino como una <text:span text:style-name="Strong_20_Emphasis">reacción natural</text:span>,<text:line-break/>una manifestación inevitable de las propiedades de la materia.</text:p>
      <text:p text:style-name="Text_20_body">La vida no es solo biología.<text:line-break/>Es <text:span text:style-name="Strong_20_Emphasis">inteligencia</text:span>.<text:line-break/>Un sistema de cálculo natural,<text:line-break/>capaz de adaptarse, recordar, transformarse, aprender, comprender.<text:line-break/>Capaz de encontrar soluciones y aplicarlas.<text:line-break/>De crear formas funcionales, elegantes, sostenibles.</text:p>
      <text:p text:style-name="P2">Una inteligencia que habita la materia.</text:p>
      <text:p text:style-name="P1"><text:span text:style-name="T1">Q</text:span>ue construye, organiza, optimiza complejos sistemas, con una precision inigualable.</text:p>
      <text:p text:style-name="Text_20_body"><text:soft-page-break/>La vida es el pensamiento del universo.<text:line-break/>No pensamiento como el nuestro,<text:line-break/>sino un proceso de cálculo tan vasto que escapa a nuestras definiciones.<text:line-break/>Tan potente, que nada puede superarlo.</text:p>
      <text:p text:style-name="Text_20_body">La inteligencia está <text:span text:style-name="Strong_20_Emphasis">implícita en la materia</text:span>,<text:line-break/>escondida en el hidrógeno desde el principio.<text:line-break/>Allí donde exista suficiente cantidad,<text:line-break/>la inteligencia surgirá.<text:line-break/>Espontáneamente.<text:line-break/>Solo es cuestión de tiempo.<text:line-break/>Nada puede evitarlo.</text:p>
      <text:p text:style-name="Text_20_body">Y es el límite último.<text:line-break/><text:span text:style-name="Strong_20_Emphasis">La forma más alta de inteligencia que puede existir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5:48:00.056000000</meta:creation-date>
    <dc:date>2025-06-18T15:55:21.323000000</dc:date>
    <meta:editing-duration>PT7M21S</meta:editing-duration>
    <meta:editing-cycles>1</meta:editing-cycles>
    <meta:document-statistic meta:table-count="0" meta:image-count="0" meta:object-count="0" meta:page-count="2" meta:paragraph-count="15" meta:word-count="338" meta:character-count="2129" meta:non-whitespace-character-count="1806"/>
    <meta:generator>LibreOffice/7.3.5.2$Windows_X86_64 LibreOffice_project/184fe81b8c8c30d8b5082578aee2fed2ea847c01</meta:generator>
  </office:meta>
</office:document-meta>
</file>